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start"/>
    </style:style>
    <style:style style:name="P3" style:family="paragraph">
      <style:text-properties fo:font-size="20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dor with GEANT4</text:p>
          </draw:text-box>
        </draw:frame>
        <draw:frame presentation:style-name="pr2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55 machines support GEANT4 10.2.1 with multithreading support</text:span></text:p>
              </text:list-item>
              <text:list-item>
                <text:p><text:span text:style-name="T1">What you need to do:</text:span></text:p>
              </text:list-item>
            </text:list>
            <text:list text:style-name="L3">
              <text:list-item>
                <text:p><text:span text:style-name="T1">Prepare submit file</text:span></text:p>
              </text:list-item>
              <text:list-item>
                <text:p><text:span text:style-name="T1">Prepare GEANT4 application for condor (i.e. how output files are saved and returned to you – naming conventions so they don't overwrite one another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GEANT4 exampl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My proton CT simulation takes as input arguments the number of protons and integer defining angle of rotation (number between 1 and 720).</text:span></text:p>
                <text:list>
                  <text:list-item>
                    <text:p><text:span text:style-name="T2">Initially this was in a macro file, but I would have to make 720 different files with 720 different parameters for condor usage otherwise</text:span></text:p>
                  </text:list-item>
                </text:list>
              </text:list-item>
              <text:list-item>
                <text:p><text:span text:style-name="T2">To run my geant4 app from terminal: ./model &lt;angleID&gt; &lt;numOfProtons&gt; </text:span></text:p>
              </text:list-item>
              <text:list-item>
                <text:p><text:span text:style-name="T2">Saves output file as out&lt;angleID&gt;.csv</text:span></text:p>
                <text:p><text:span text:style-name="T2"/></text:p>
                <text:p><text:span text:style-name="T2">Steps</text:span></text:p>
              </text:list-item>
            </text:list>
            <text:list text:style-name="L4">
              <text:list-item>
                <text:p text:style-name="P2"><text:span text:style-name="T2">Connect (ssh) to submitter node and build GEANT4 code as normal (don't run on submitter node, except small runs to test!)</text:span></text:p>
              </text:list-item>
            </text:list>
            <text:list text:style-name="L5">
              <text:list-item>
                <text:list>
                  <text:list-item>
                    <text:p text:style-name="P2"><text:span text:style-name="T2">Submitter node address: submitter.itservices.manchester.ac.uk</text:span></text:p>
                  </text:list-item>
                </text:list>
              </text:list-item>
            </text:list>
            <text:list text:style-name="L4">
              <text:list-item>
                <text:p text:style-name="P2"><text:span text:style-name="T2">Create submit files and run condor_submit (condor_submit submitFile.txt)</text:span></text:p>
              </text:list-item>
              <text:list-item>
                <text:p text:style-name="P2"><text:span text:style-name="T2">Wait for output!</text:span><text:span text:style-name="T2"><text:line-break/></text:span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ubmit fil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Need to tell condor what computers we want to use:</text:span></text:p>
                <text:list>
                  <text:list-item>
                    <text:p><text:span text:style-name="T2">Memory?</text:span></text:p>
                  </text:list-item>
                  <text:list-item>
                    <text:p><text:span text:style-name="T2">Processor/cores?</text:span></text:p>
                  </text:list-item>
                  <text:list-item>
                    <text:p><text:span text:style-name="T2">How to rank choice of computer, i.e. memory</text:span></text:p>
                  </text:list-item>
                </text:list>
              </text:list-item>
              <text:list-item>
                <text:p><text:span text:style-name="T2">Where to save log of job (i.e. time submitted, time executed, time terminated, reason for termination), output from terminal, and error messages</text:span></text:p>
              </text:list-item>
              <text:list-item>
                <text:p><text:span text:style-name="T2">Where to find the executable file on submitter node</text:span></text:p>
              </text:list-item>
              <text:list-item>
                <text:p><text:span text:style-name="T2">What arguments to pass to executable</text:span></text:p>
              </text:list-item>
              <text:list-item>
                <text:p><text:span text:style-name="T2">Where files to transfer with executable i.e. macro fi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ubmitGeant.txt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p><text:span text:style-name="T2">Universe = vanilla </text:span></text:p>
            <text:p><text:span text:style-name="T2">requirements = (Opsys == "LINUX" &amp;&amp; Arch == "X86_64" &amp;&amp; HAS_GEANT4_10_2==true)</text:span></text:p>
            <text:p><text:span text:style-name="T2">rank = Memory</text:span></text:p>
            <text:p><text:span text:style-name="T2">request_memory = 500</text:span></text:p>
            <text:p><text:span text:style-name="T2"/></text:p>
            <text:p><text:span text:style-name="T2">Log = geant.log</text:span></text:p>
            <text:p><text:span text:style-name="T2">Output=geant.out</text:span></text:p>
            <text:p><text:span text:style-name="T2">Error = geant.error</text:span></text:p>
            <text:p><text:span text:style-name="T2">notification = error</text:span></text:p>
            <text:p><text:span text:style-name="T2"/></text:p>
            <text:p><text:span text:style-name="T2">WhenToTransferOutput = ON_EXIT</text:span></text:p>
            <text:p><text:span text:style-name="T2">ShouldTransferFiles = Yes</text:span></text:p>
            <text:p><text:span text:style-name="T2"/></text:p>
            <text:p><text:span text:style-name="T2">executable = run_geant.sh</text:span></text:p>
            <text:p><text:span text:style-name="T2">arguments = 0 400000</text:span></text:p>
            <text:p><text:span text:style-name="T2"/></text:p>
            <text:p><text:span text:style-name="T2">transfer_input_files = model,run_geant.sh</text:span></text:p>
            <text:p><text:span text:style-name="T2">Queue 1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ubmitGeant.txt – multi jobs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p><text:span text:style-name="T2">Universe = vanilla</text:span></text:p>
            <text:p><text:span text:style-name="T2">requirements = (Opsys == "LINUX" &amp;&amp; Arch == "X86_64" &amp;&amp; HAS_GEANT4_10_2==true)</text:span></text:p>
            <text:p><text:span text:style-name="T2">rank = Memory</text:span></text:p>
            <text:p><text:span text:style-name="T2">request_memory = 500</text:span></text:p>
            <text:p><text:span text:style-name="T2"/></text:p>
            <text:p><text:span text:style-name="T2">Log = geant.$(Process).log</text:span></text:p>
            <text:p><text:span text:style-name="T2">Output=geant.$(Process).out</text:span></text:p>
            <text:p><text:span text:style-name="T2">Error = geant.$(Process).error</text:span></text:p>
            <text:p><text:span text:style-name="T2">notification = error</text:span></text:p>
            <text:p><text:span text:style-name="T2"/></text:p>
            <text:p><text:span text:style-name="T2">WhenToTransferOutput = ON_EXIT</text:span></text:p>
            <text:p><text:span text:style-name="T2">ShouldTransferFiles = Yes</text:span></text:p>
            <text:p><text:span text:style-name="T2"/></text:p>
            <text:p><text:span text:style-name="T2">executable = run_geant.sh</text:span></text:p>
            <text:p><text:span text:style-name="T2">arguments = $(Process) 400000</text:span></text:p>
            <text:p><text:span text:style-name="T2"/></text:p>
            <text:p><text:span text:style-name="T2">transfer_input_files = model,run_geant.sh</text:span></text:p>
            <text:p><text:span text:style-name="T2"/></text:p>
            <text:p><text:span text:style-name="T2">Queue 720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_geant.sh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p><text:span text:style-name="T2">#!/bin/bash <text:s text:c="73"/></text:span></text:p>
            <text:p><text:span text:style-name="T2">. geant4.sh</text:span></text:p>
            <text:p><text:span text:style-name="T2">./model $1 $2</text:span></text:p>
            <text:p><text:span text:style-name="T2"># this is needed to source the environment variables for geant4 to run on the computer the job has been submitted to, otherwise you'll get an err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bmitting C++ jobs</text:p>
          </draw:text-box>
        </draw:frame>
        <draw:frame presentation:style-name="pr2" draw:text-style-name="P4" draw:layer="layout" svg:width="12.2cm" svg:height="12.179cm" svg:x="1.2cm" svg:y="5cm" presentation:class="outline" presentation:user-transformed="true">
          <draw:text-box>
            <text:list text:style-name="L2">
              <text:list-header>
                <text:p><text:span text:style-name="T2">Application name: BPFMod</text:span></text:p>
              </text:list-header>
              <text:list-item>
                <text:p><text:span text:style-name="T2">Arguments: &lt;angleID&gt;</text:span></text:p>
              </text:list-item>
              <text:list-item>
                <text:p><text:span text:style-name="T2">Input files: proj&lt;angleID&gt;.csv</text:span></text:p>
              </text:list-item>
              <text:list-item>
                <text:p><text:span text:style-name="T2">Output files: out&lt;angleID&gt;.csv</text:span></text:p>
                <text:p><text:span text:style-name="T2">Note: I was getting errors due to missing libraries, and had to compile with the -static option to run. </text:span></text:p>
              </text:list-item>
            </text:list>
          </draw:text-box>
        </draw:frame>
        <draw:frame presentation:style-name="pr2" draw:text-style-name="P4" draw:layer="layout" svg:width="12.999cm" svg:height="12.179cm" svg:x="14cm" svg:y="5cm" presentation:class="outline" presentation:user-transformed="true">
          <draw:text-box>
            <text:p><text:span text:style-name="T2">Universe = vanilla</text:span></text:p>
            <text:p><text:span text:style-name="T2">requirements = (Opsys == "LINUX" &amp;&amp; Arch == "X86_64")</text:span></text:p>
            <text:p><text:span text:style-name="T2">rank = Memory</text:span></text:p>
            <text:p><text:span text:style-name="T2">request_memory = 400</text:span></text:p>
            <text:p><text:span text:style-name="T2"/></text:p>
            <text:p><text:span text:style-name="T2">Log = BPFMod.$(Process).log</text:span></text:p>
            <text:p><text:span text:style-name="T2">Output=BPFMod.$(Process).out</text:span></text:p>
            <text:p><text:span text:style-name="T2">Error = BPFMod.$(Process).error</text:span></text:p>
            <text:p><text:span text:style-name="T2">notification = error</text:span></text:p>
            <text:p><text:span text:style-name="T2"/></text:p>
            <text:p><text:span text:style-name="T2">WhenToTransferOutput = ON_EXIT</text:span></text:p>
            <text:p><text:span text:style-name="T2">ShouldTransferFiles = Yes</text:span></text:p>
            <text:p><text:span text:style-name="T2"/></text:p>
            <text:p><text:span text:style-name="T2">executable = BPFMod</text:span></text:p>
            <text:p><text:span text:style-name="T2">arguments = $(Process)</text:span></text:p>
            <text:p><text:span text:style-name="T2"/></text:p>
            <text:p><text:span text:style-name="T2">transfer_input_files = BPFMod,proj$(Process).csv</text:span></text:p>
            <text:p><text:span text:style-name="T2"/></text:p>
            <text:p><text:span text:style-name="T2">Queue 720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bmitting MATLAB jobs</text:p>
          </draw:text-box>
        </draw:frame>
        <draw:frame presentation:style-name="pr2" draw:text-style-name="P4" draw:layer="layout" svg:width="12.2cm" svg:height="12.179cm" svg:x="1.2cm" svg:y="5cm" presentation:class="outline" presentation:user-transformed="true">
          <draw:text-box>
            <text:list text:style-name="L2">
              <text:list-header>
                <text:p><text:span text:style-name="T2">MATLAB code: WEPL.m</text:span></text:p>
              </text:list-header>
              <text:list-item>
                <text:p><text:span text:style-name="T2">Arguments: &lt;angleID&gt;</text:span></text:p>
              </text:list-item>
              <text:list-item>
                <text:p><text:span text:style-name="T2">Input files: out&lt;angleID&gt;_nt_Model.csv</text:span></text:p>
              </text:list-item>
              <text:list-item>
                <text:p><text:span text:style-name="T2">Output files: proj&lt;angleID&gt;_nt_Model.csv</text:span></text:p>
              </text:list-item>
              <text:list-item>
                <text:p text:style-name="P2"><text:span text:style-name="T2">Compilation:</text:span></text:p>
                <text:p><text:span text:style-name="T2">mcc -R -singleCompThread -m WEPL.m</text:span></text:p>
              </text:list-item>
              <text:list-item>
                <text:p><text:span text:style-name="T2">Creates run_WEPL.sh and WEPL files</text:span></text:p>
              </text:list-item>
            </text:list>
          </draw:text-box>
        </draw:frame>
        <draw:frame presentation:style-name="pr2" draw:text-style-name="P4" draw:layer="layout" svg:width="12.999cm" svg:height="12.179cm" svg:x="14cm" svg:y="5cm" presentation:class="outline" presentation:user-transformed="true">
          <draw:text-box>
            <text:p><text:span text:style-name="T2">Universe = vanilla</text:span></text:p>
            <text:p><text:span text:style-name="T2">requirements = (Opsys == "LINUX" &amp;&amp; Arch == "X86_64" &amp;&amp; HAS_MATLAB_2013=?=True)</text:span></text:p>
            <text:p><text:span text:style-name="T2">rank = Memory</text:span></text:p>
            <text:p><text:span text:style-name="T2">request_memory = 500</text:span></text:p>
            <text:p><text:span text:style-name="T2"/></text:p>
            <text:p><text:span text:style-name="T2">Log = matlab.$(Process).log</text:span></text:p>
            <text:p><text:span text:style-name="T2">Output=matlab$(Process).out</text:span></text:p>
            <text:p><text:span text:style-name="T2">Error = matlab$(Process).error</text:span></text:p>
            <text:p><text:span text:style-name="T2">notification = error</text:span></text:p>
            <text:p><text:span text:style-name="T2"/></text:p>
            <text:p><text:span text:style-name="T2">WhenToTransferOutput = ON_EXIT</text:span></text:p>
            <text:p><text:span text:style-name="T2">ShouldTransferFiles = Yes</text:span></text:p>
            <text:p><text:span text:style-name="T2"/></text:p>
            <text:p><text:span text:style-name="T2">executable = run_WEPL.sh</text:span></text:p>
            <text:p><text:span text:style-name="T2">arguments = /opt/MATLAB/MATLAB_Compiler_Runtime/v81/ $(Process)</text:span></text:p>
            <text:p><text:span text:style-name="T2"/></text:p>
            <text:p><text:span text:style-name="T2">transfer_input_files = WEPL,run_WEPL.sh,out$(Process)_nt_Model.csv</text:span></text:p>
            <text:p><text:span text:style-name="T2"/></text:p>
            <text:p><text:span text:style-name="T2">Queue 720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tes</text:p>
          </draw:text-box>
        </draw:frame>
        <draw:frame presentation:style-name="pr2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I'm able to run ~ 200 jobs simultaneously during the day, not sure about evenings</text:span></text:p>
              </text:list-item>
              <text:list-item>
                <text:p><text:span text:style-name="T2">On the weekend, reached &gt; 2000 jobs with C++ jobs</text:span></text:p>
              </text:list-item>
              <text:list-item>
                <text:p><text:span text:style-name="T2">Useful commands:</text:span></text:p>
                <text:list>
                  <text:list-item>
                    <text:p><text:span text:style-name="T2">condor_submit submitFilename.txt</text:span></text:p>
                  </text:list-item>
                  <text:list-item>
                    <text:p><text:span text:style-name="T2">condor_q username (see jobs you have submitted, how long they've been running etc)</text:span></text:p>
                  </text:list-item>
                  <text:list-item>
                    <text:p><text:span text:style-name="T2">condor_rm username (remove all jobs)</text:span></text:p>
                  </text:list-item>
                  <text:list-item>
                    <text:p><text:span text:style-name="T2">condor_prio -p &lt;priority&gt; &lt;processID&gt; (change priority of job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eful links</text:p>
          </draw:text-box>
        </draw:frame>
        <draw:frame presentation:style-name="pr2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<text:a xlink:href="http://matchmaker.itservices.manchester.ac.uk/condorstatus/" xlink:type="simple">http://matchmaker.itservices.manchester.ac.uk/condorstatus/</text:a></text:span><text:span text:style-name="T3"> - shows status of condor pool</text:span></text:p>
              </text:list-item>
              <text:list-item>
                <text:p><text:span text:style-name="T3"><text:a xlink:href="http://research.cs.wisc.edu/htcondor/manual/current/11_Command_Reference.html" xlink:type="simple">http://research.cs.wisc.edu/htcondor/manual/current/11_Command_Reference.html</text:a>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4:07:30.747566112</meta:creation-date>
    <dc:date>2016-08-31T13:45:19.737366379</dc:date>
    <meta:editing-duration>PT32M11S</meta:editing-duration>
    <meta:editing-cycles>6</meta:editing-cycles>
    <meta:generator>LibreOffice/4.2.8.2$Linux_X86_64 LibreOffice_project/420m0$Build-2</meta:generator>
    <meta:document-statistic meta:object-count="63"/>
  </office:meta>
</office:document-meta>
</file>